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table:style-name="Default" table:number-columns-repeated="11"/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table:style-name="Default" table:number-columns-repeated="11"/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table:style-name="Default" table:number-columns-repeated="11"/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table:style-name="Default" table:number-columns-repeated="11"/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table:style-name="Default" table:number-columns-repeated="11"/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table:style-name="Default" table:number-columns-repeated="11"/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table:style-name="Default" table:number-columns-repeated="11"/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table:style-name="Default" table:number-columns-repeated="11"/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table:style-name="Default" table:number-columns-repeated="11"/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table:style-name="Default" table:number-columns-repeated="11"/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 table:number-columns-repeated="151"/>
          <table:table-cell office:value-type="string" calcext:value-type="string">
            <text:p>start</text:p>
          </table:table-cell>
          <table:table-cell table:number-columns-repeated="872"/>
        </table:table-row>
        <table:table-row table:style-name="ro1">
          <table:table-cell table:number-columns-repeated="151"/>
          <table:table-cell office:value-type="string" calcext:value-type="string">
            <text:p>O</text:p>
          </table:table-cell>
          <table:table-cell table:number-columns-repeated="87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1"/>
          <table:table-cell office:value-type="string" calcext:value-type="string">
            <text:p>[CENTER]</text:p>
          </table:table-cell>
          <table:table-cell table:number-columns-repeated="87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 style:data-style-name="N2" text:time-value="23:27:58.0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04T12:47:59.439000000</meta:creation-date>
    <dc:date>2023-08-07T23:28:49.125000000</dc:date>
    <meta:editing-duration>PT6M3S</meta:editing-duration>
    <meta:editing-cycles>3</meta:editing-cycles>
    <meta:generator>LibreOffice/7.5.4.2$Windows_X86_64 LibreOffice_project/36ccfdc35048b057fd9854c757a8b67ec53977b6</meta:generator>
    <meta:document-statistic meta:table-count="1" meta:cell-count="211" meta:object-count="0"/>
  </office:meta>
</office:document-meta>
</file>